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VE ME FROM WICKED TONGUES (120:1-4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VE ME FROM WICKED TONGUES (120:1-4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salmist's petition (12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salmist's prediction (120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AVE ME FROM WICKED TONGUES (120:1-4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AVE ME FROM WARRING HEARTS (120:5-7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AVE ME FROM WARRING HEARTS (120:5-7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persecutors' identity (120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persecutors' iniquity (120: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SAVE ME FROM WICKED TONGUES (120:1-4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SAVE ME FROM WARRING HEARTS (120:5-7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0 </dc:title>
    <meta:initial-creator>David STRICKLAND</meta:initial-creator>
    <dc:creator>David STRICKLAND</dc:creator>
    <meta:creation-date>2020-02-23T23:20:54Z</meta:creation-date>
    <dc:date>2020-02-23T23:20:54Z</dc:date>
    <meta:template xlink:href="BibleStudy" xlink:type="simple"/>
    <meta:editing-cycles>1</meta:editing-cycles>
    <meta:editing-duration>PT0S</meta:editing-duration>
    <meta:document-statistic meta:paragraph-count="14" meta:word-count="92"/>
  </office:meta>
</office:document-meta>
</file>